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4pt" officeooo:rsid="00045fbf" officeooo:paragraph-rsid="00045fbf" style:font-size-asian="14pt" style:font-size-complex="14pt"/>
    </style:style>
    <style:style style:name="P3" style:family="paragraph" style:parent-style-name="Text_20_body">
      <style:text-properties fo:font-size="14pt" fo:font-style="normal" style:font-size-asian="14pt" style:font-style-asian="normal" style:font-size-complex="14pt" style:font-style-complex="normal"/>
    </style:style>
    <style:style style:name="P4" style:family="paragraph" style:parent-style-name="Text_20_body">
      <style:text-properties officeooo:rsid="001b2c24" officeooo:paragraph-rsid="001b2c24"/>
    </style:style>
    <style:style style:name="P5" style:family="paragraph" style:parent-style-name="Text_20_body">
      <style:text-properties officeooo:paragraph-rsid="003542bf"/>
    </style:style>
    <style:style style:name="P6" style:family="paragraph" style:parent-style-name="Text_20_body">
      <style:text-properties fo:font-style="normal" officeooo:rsid="00362d6d" officeooo:paragraph-rsid="00362d6d" style:font-style-asian="normal" style:font-style-complex="normal"/>
    </style:style>
    <style:style style:name="P7" style:family="paragraph" style:parent-style-name="Heading">
      <style:text-properties officeooo:rsid="001b2c24" officeooo:paragraph-rsid="001b2c24"/>
    </style:style>
    <style:style style:name="P8" style:family="paragraph" style:parent-style-name="Heading">
      <style:text-properties officeooo:rsid="0032b40a" officeooo:paragraph-rsid="0032b40a"/>
    </style:style>
    <style:style style:name="P9" style:family="paragraph" style:parent-style-name="Heading">
      <style:text-properties officeooo:paragraph-rsid="003542bf"/>
    </style:style>
    <style:style style:name="P10" style:family="paragraph" style:parent-style-name="Heading">
      <style:paragraph-properties fo:break-before="page"/>
      <style:text-properties officeooo:rsid="001b2c24" officeooo:paragraph-rsid="001b2c24"/>
    </style:style>
    <style:style style:name="P11" style:family="paragraph" style:parent-style-name="Standard">
      <style:text-properties officeooo:paragraph-rsid="003a666f"/>
    </style:style>
    <style:style style:name="P12" style:family="paragraph" style:parent-style-name="Quotations">
      <loext:graphic-properties draw:fill="none"/>
      <style:paragraph-properties fo:margin-left="0in" fo:margin-right="0.3752in" fo:margin-top="0in" fo:margin-bottom="0.1965in" loext:contextual-spacing="false" fo:text-indent="0in" style:auto-text-indent="false" fo:background-color="transparent"/>
    </style:style>
    <style:style style:name="P13" style:family="paragraph" style:parent-style-name="Quotations">
      <loext:graphic-properties draw:fill="none"/>
      <style:paragraph-properties fo:margin-left="0in" fo:margin-right="0.3752in" fo:margin-top="0in" fo:margin-bottom="0.1965in" loext:contextual-spacing="false" fo:text-indent="0in" style:auto-text-indent="false" fo:background-color="transparent"/>
      <style:text-properties officeooo:paragraph-rsid="003e9b52"/>
    </style:style>
    <style:style style:name="P14" style:family="paragraph" style:parent-style-name="Standard" style:list-style-name="L5">
      <style:text-properties officeooo:paragraph-rsid="00384c3c"/>
    </style:style>
    <style:style style:name="P15" style:family="paragraph" style:parent-style-name="Text_20_body" style:list-style-name="L1">
      <style:text-properties fo:font-size="14pt" officeooo:rsid="00045fbf" officeooo:paragraph-rsid="00045fbf" style:font-size-asian="14pt" style:font-size-complex="14pt"/>
    </style:style>
    <style:style style:name="P16" style:family="paragraph" style:parent-style-name="Text_20_body" style:list-style-name="L1">
      <style:text-properties fo:font-size="14pt" officeooo:rsid="00050295" officeooo:paragraph-rsid="00050295" style:font-size-asian="14pt" style:font-size-complex="14pt"/>
    </style:style>
    <style:style style:name="P17" style:family="paragraph" style:parent-style-name="Text_20_body" style:list-style-name="L1">
      <style:text-properties fo:font-size="14pt" officeooo:rsid="0009ebde" officeooo:paragraph-rsid="0009ebde" style:font-size-asian="14pt" style:font-size-complex="14pt"/>
    </style:style>
    <style:style style:name="P18" style:family="paragraph" style:parent-style-name="Text_20_body" style:list-style-name="L1">
      <style:text-properties fo:font-size="14pt" officeooo:rsid="000645dd" officeooo:paragraph-rsid="000645dd" style:font-size-asian="14pt" style:font-size-complex="14pt"/>
    </style:style>
    <style:style style:name="P19" style:family="paragraph" style:parent-style-name="Text_20_body" style:list-style-name="L2">
      <style:text-properties fo:font-size="14pt" officeooo:rsid="000698d7" officeooo:paragraph-rsid="000698d7" style:font-size-asian="14pt" style:font-size-complex="14pt"/>
    </style:style>
    <style:style style:name="P20" style:family="paragraph" style:parent-style-name="Text_20_body" style:list-style-name="L2">
      <style:text-properties fo:font-size="14pt" officeooo:rsid="00073c2c" officeooo:paragraph-rsid="00073c2c" style:font-size-asian="14pt" style:font-size-complex="14pt"/>
    </style:style>
    <style:style style:name="P21" style:family="paragraph" style:parent-style-name="Text_20_body" style:list-style-name="L3">
      <style:text-properties fo:font-size="14pt" officeooo:rsid="001b2c24" officeooo:paragraph-rsid="001b2c24" style:font-size-asian="14pt" style:font-size-complex="14pt"/>
    </style:style>
    <style:style style:name="P22" style:family="paragraph" style:parent-style-name="Text_20_body" style:list-style-name="L3">
      <style:text-properties fo:font-size="14pt" officeooo:rsid="001d2902" officeooo:paragraph-rsid="001d2902" style:font-size-asian="14pt" style:font-size-complex="14pt"/>
    </style:style>
    <style:style style:name="P23" style:family="paragraph" style:parent-style-name="Text_20_body" style:list-style-name="L3">
      <style:text-properties fo:font-size="14pt" officeooo:rsid="001c3599" officeooo:paragraph-rsid="001c3599" style:font-size-asian="14pt" style:font-size-complex="14pt"/>
    </style:style>
    <style:style style:name="P24" style:family="paragraph" style:parent-style-name="Text_20_body" style:list-style-name="L3">
      <style:text-properties fo:font-size="14pt" officeooo:rsid="0028c531" officeooo:paragraph-rsid="0028c531" style:font-size-asian="14pt" style:font-size-complex="14pt"/>
    </style:style>
    <style:style style:name="P25" style:family="paragraph" style:parent-style-name="Text_20_body" style:list-style-name="L3">
      <style:text-properties fo:font-size="14pt" officeooo:rsid="002c7458" officeooo:paragraph-rsid="002c7458" style:font-size-asian="14pt" style:font-size-complex="14pt"/>
    </style:style>
    <style:style style:name="P26" style:family="paragraph" style:parent-style-name="Text_20_body" style:list-style-name="L3">
      <style:text-properties fo:font-size="14pt" officeooo:rsid="00237685" officeooo:paragraph-rsid="00237685" style:font-size-asian="14pt" style:font-size-complex="14pt"/>
    </style:style>
    <style:style style:name="P27" style:family="paragraph" style:parent-style-name="Text_20_body" style:list-style-name="L3">
      <style:text-properties fo:font-size="14pt" officeooo:rsid="0020757b" officeooo:paragraph-rsid="0020757b" style:font-size-asian="14pt" style:font-size-complex="14pt"/>
    </style:style>
    <style:style style:name="P28" style:family="paragraph" style:parent-style-name="Text_20_body" style:list-style-name="L3">
      <style:text-properties fo:font-size="14pt" officeooo:rsid="0020757b" officeooo:paragraph-rsid="00229c83" style:font-size-asian="14pt" style:font-size-complex="14pt"/>
    </style:style>
    <style:style style:name="P29" style:family="paragraph" style:parent-style-name="Text_20_body" style:list-style-name="L3">
      <style:text-properties fo:font-size="14pt" officeooo:rsid="00229c83" officeooo:paragraph-rsid="00229c83" style:font-size-asian="14pt" style:font-size-complex="14pt"/>
    </style:style>
    <style:style style:name="P30" style:family="paragraph" style:parent-style-name="Text_20_body" style:list-style-name="L3">
      <style:text-properties fo:font-size="14pt" officeooo:rsid="0026ada1" officeooo:paragraph-rsid="0026ada1" style:font-size-asian="14pt" style:font-size-complex="14pt"/>
    </style:style>
    <style:style style:name="P31" style:family="paragraph" style:parent-style-name="Text_20_body" style:list-style-name="L3">
      <style:text-properties fo:font-size="14pt" officeooo:rsid="00295a0a" officeooo:paragraph-rsid="00295a0a" style:font-size-asian="14pt" style:font-size-complex="14pt"/>
    </style:style>
    <style:style style:name="P32" style:family="paragraph" style:parent-style-name="Text_20_body" style:list-style-name="L3">
      <style:text-properties fo:font-size="14pt" officeooo:rsid="0031ae74" officeooo:paragraph-rsid="0031ae74" style:font-size-asian="14pt" style:font-size-complex="14pt"/>
    </style:style>
    <style:style style:name="P33" style:family="paragraph" style:parent-style-name="Text_20_body" style:list-style-name="L4">
      <style:text-properties fo:font-size="14pt" officeooo:rsid="0032b40a" officeooo:paragraph-rsid="0032b40a" style:font-size-asian="14pt" style:font-size-complex="14pt"/>
    </style:style>
    <style:style style:name="P34" style:family="paragraph" style:parent-style-name="Text_20_body" style:list-style-name="L4"/>
    <style:style style:name="P35" style:family="paragraph" style:parent-style-name="Quotations" style:list-style-name="L6">
      <loext:graphic-properties draw:fill="none"/>
      <style:paragraph-properties fo:margin-top="0in" fo:margin-bottom="0.1965in" loext:contextual-spacing="false" fo:background-color="transparent"/>
      <style:text-properties officeooo:paragraph-rsid="003caf69"/>
    </style:style>
    <style:style style:name="P36" style:family="paragraph" style:parent-style-name="Quotations" style:list-style-name="L7">
      <loext:graphic-properties draw:fill="none"/>
      <style:paragraph-properties fo:margin-top="0in" fo:margin-bottom="0.1965in" loext:contextual-spacing="false" fo:background-color="transparent"/>
      <style:text-properties officeooo:paragraph-rsid="003e9b52"/>
    </style:style>
    <style:style style:name="P37" style:family="paragraph" style:parent-style-name="Quotations">
      <loext:graphic-properties draw:fill="none"/>
      <style:paragraph-properties fo:margin-top="0in" fo:margin-bottom="0.1965in" loext:contextual-spacing="false" fo:background-color="transparent"/>
      <style:text-properties officeooo:paragraph-rsid="003e9b52"/>
    </style:style>
    <style:style style:name="P38" style:family="paragraph" style:parent-style-name="Quotations" style:list-style-name="L8">
      <loext:graphic-properties draw:fill="none"/>
      <style:paragraph-properties fo:margin-top="0in" fo:margin-bottom="0.1965in" loext:contextual-spacing="false" fo:background-color="transparent"/>
      <style:text-properties officeooo:paragraph-rsid="0041aea6"/>
    </style:style>
    <style:style style:name="P39" style:family="paragraph" style:parent-style-name="Quotations">
      <loext:graphic-properties draw:fill="none"/>
      <style:paragraph-properties fo:margin-left="0in" fo:margin-right="0.3937in" fo:margin-top="0in" fo:margin-bottom="0.1965in" loext:contextual-spacing="false" fo:text-indent="0in" style:auto-text-indent="false" fo:background-color="transparent"/>
      <style:text-properties officeooo:paragraph-rsid="0041aea6"/>
    </style:style>
    <style:style style:name="T1" style:family="text">
      <style:text-properties officeooo:rsid="000645dd"/>
    </style:style>
    <style:style style:name="T2" style:family="text">
      <style:text-properties officeooo:rsid="00068350"/>
    </style:style>
    <style:style style:name="T3" style:family="text">
      <style:text-properties officeooo:rsid="000698d7"/>
    </style:style>
    <style:style style:name="T4" style:family="text">
      <style:text-properties officeooo:rsid="00073c2c"/>
    </style:style>
    <style:style style:name="T5" style:family="text">
      <style:text-properties officeooo:rsid="00079382"/>
    </style:style>
    <style:style style:name="T6" style:family="text">
      <style:text-properties officeooo:rsid="000954e3"/>
    </style:style>
    <style:style style:name="T7" style:family="text">
      <style:text-properties style:text-underline-style="solid" style:text-underline-width="auto" style:text-underline-color="font-color"/>
    </style:style>
    <style:style style:name="T8" style:family="text">
      <style:text-properties officeooo:rsid="000bd0f8"/>
    </style:style>
    <style:style style:name="T9" style:family="text">
      <style:text-properties officeooo:rsid="000bda04"/>
    </style:style>
    <style:style style:name="T10" style:family="text">
      <style:text-properties officeooo:rsid="000d1f23"/>
    </style:style>
    <style:style style:name="T11" style:family="text">
      <style:text-properties officeooo:rsid="000db09f"/>
    </style:style>
    <style:style style:name="T12" style:family="text">
      <style:text-properties officeooo:rsid="0010893b"/>
    </style:style>
    <style:style style:name="T13" style:family="text">
      <style:text-properties officeooo:rsid="00132b6d"/>
    </style:style>
    <style:style style:name="T14" style:family="text">
      <style:text-properties officeooo:rsid="0015def9"/>
    </style:style>
    <style:style style:name="T15" style:family="text">
      <style:text-properties officeooo:rsid="0016a2c0"/>
    </style:style>
    <style:style style:name="T16" style:family="text">
      <style:text-properties officeooo:rsid="00180a7e"/>
    </style:style>
    <style:style style:name="T17" style:family="text">
      <style:text-properties officeooo:rsid="001aa318"/>
    </style:style>
    <style:style style:name="T18" style:family="text">
      <style:text-properties officeooo:rsid="001c3599"/>
    </style:style>
    <style:style style:name="T19" style:family="text">
      <style:text-properties officeooo:rsid="001d2902"/>
    </style:style>
    <style:style style:name="T20" style:family="text">
      <style:text-properties officeooo:rsid="001eb83a"/>
    </style:style>
    <style:style style:name="T21" style:family="text">
      <style:text-properties officeooo:rsid="00229c83"/>
    </style:style>
    <style:style style:name="T22" style:family="text">
      <style:text-properties officeooo:rsid="00237685"/>
    </style:style>
    <style:style style:name="T23" style:family="text">
      <style:text-properties officeooo:rsid="00238140"/>
    </style:style>
    <style:style style:name="T24" style:family="text">
      <style:text-properties officeooo:rsid="00240fb8"/>
    </style:style>
    <style:style style:name="T25" style:family="text">
      <style:text-properties officeooo:rsid="0025182d"/>
    </style:style>
    <style:style style:name="T26" style:family="text">
      <style:text-properties officeooo:rsid="0026ada1"/>
    </style:style>
    <style:style style:name="T27" style:family="text">
      <style:text-properties officeooo:rsid="00270cdb"/>
    </style:style>
    <style:style style:name="T28" style:family="text">
      <style:text-properties officeooo:rsid="00295a0a"/>
    </style:style>
    <style:style style:name="T29" style:family="text">
      <style:text-properties officeooo:rsid="002fde56"/>
    </style:style>
    <style:style style:name="T30" style:family="text">
      <style:text-properties officeooo:rsid="0032b40a"/>
    </style:style>
    <style:style style:name="T31" style:family="text">
      <style:text-properties fo:font-style="normal" officeooo:rsid="003542bf" style:font-style-asian="normal" style:font-style-complex="normal"/>
    </style:style>
    <style:style style:name="T32" style:family="text">
      <style:text-properties officeooo:rsid="003542bf"/>
    </style:style>
    <style:style style:name="T33" style:family="text">
      <style:text-properties officeooo:rsid="00362d6d"/>
    </style:style>
    <style:style style:name="T34" style:family="text">
      <style:text-properties officeooo:rsid="00384c3c"/>
    </style:style>
    <style:style style:name="T35" style:family="text">
      <style:text-properties fo:font-size="14pt" style:font-size-asian="14pt" style:font-size-complex="14pt"/>
    </style:style>
    <style:style style:name="T36" style:family="text">
      <style:text-properties fo:font-size="14pt" fo:font-style="normal" style:font-size-asian="14pt" style:font-style-asian="normal" style:font-size-complex="14pt" style:font-style-complex="normal"/>
    </style:style>
    <style:style style:name="T37" style:family="text">
      <style:text-properties fo:font-size="14pt" fo:font-style="normal" officeooo:rsid="003542bf" style:font-size-asian="14pt" style:font-style-asian="normal" style:font-size-complex="14pt" style:font-style-complex="normal"/>
    </style:style>
    <style:style style:name="T38" style:family="text">
      <style:text-properties fo:font-size="14pt" fo:font-style="normal" officeooo:rsid="00384c3c" style:font-size-asian="14pt" style:font-style-asian="normal" style:font-size-complex="14pt" style:font-style-complex="normal"/>
    </style:style>
    <style:style style:name="T39" style:family="text">
      <style:text-properties fo:font-size="14pt" fo:font-style="normal" officeooo:rsid="0039347c" style:font-size-asian="14pt" style:font-style-asian="normal" style:font-size-complex="14pt" style:font-style-complex="normal"/>
    </style:style>
    <style:style style:name="T40" style:family="text">
      <style:text-properties fo:font-size="14pt" fo:font-style="normal" officeooo:rsid="00396b2e" style:font-size-asian="14pt" style:font-style-asian="normal" style:font-size-complex="14pt" style:font-style-complex="normal"/>
    </style:style>
    <style:style style:name="T41" style:family="text">
      <style:text-properties fo:font-size="14pt" fo:font-style="normal" officeooo:rsid="003a666f" style:font-size-asian="14pt" style:font-style-asian="normal" style:font-size-complex="14pt" style:font-style-complex="normal"/>
    </style:style>
    <style:style style:name="T42" style:family="text">
      <style:text-properties fo:font-size="14pt" fo:font-style="normal" officeooo:rsid="003b87b9" style:font-size-asian="14pt" style:font-style-asian="normal" style:font-size-complex="14pt" style:font-style-complex="normal"/>
    </style:style>
    <style:style style:name="T43" style:family="text">
      <style:text-properties fo:font-size="14pt" fo:font-style="normal" officeooo:rsid="003caf69" style:font-size-asian="14pt" style:font-style-asian="normal" style:font-size-complex="14pt" style:font-style-complex="normal"/>
    </style:style>
    <style:style style:name="T44" style:family="text">
      <style:text-properties fo:font-size="14pt" fo:font-style="normal" officeooo:rsid="003e9b52" style:font-size-asian="14pt" style:font-style-asian="normal" style:font-size-complex="14pt" style:font-style-complex="normal"/>
    </style:style>
    <style:style style:name="T45" style:family="text">
      <style:text-properties fo:font-size="14pt" fo:font-style="normal" officeooo:rsid="004025c3" style:font-size-asian="14pt" style:font-style-asian="normal" style:font-size-complex="14pt" style:font-style-complex="normal"/>
    </style:style>
    <style:style style:name="T46" style:family="text">
      <style:text-properties fo:font-size="14pt" fo:font-style="normal" officeooo:rsid="0041aea6" style:font-size-asian="14pt" style:font-style-asian="normal" style:font-size-complex="14pt" style:font-style-complex="normal"/>
    </style:style>
    <style:style style:name="T47" style:family="text">
      <style:text-properties fo:font-size="14pt" fo:font-style="normal" style:text-underline-style="solid" style:text-underline-width="auto" style:text-underline-color="font-color" fo:font-weight="bold" style:font-size-asian="14pt" style:font-style-asian="normal" style:font-size-complex="14pt" style:font-style-complex="normal"/>
    </style:style>
    <style:style style:name="T48" style:family="text">
      <style:text-properties officeooo:rsid="0039347c"/>
    </style:style>
    <style:style style:name="T49" style:family="text">
      <style:text-properties officeooo:rsid="00396b2e"/>
    </style:style>
    <style:style style:name="T50" style:family="text">
      <style:text-properties officeooo:rsid="003d97d1"/>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f June 25, 2018</text:h>
      <text:p text:style-name="P2">Following are observations and features to modify or add:</text:p>
      <text:list xml:id="list2779501054" text:style-name="L1">
        <text:list-item>
          <text:p text:style-name="P15"><text:span text:style-name="T4">(DONE) T</text:span>est time overlap logic to make sure that an event end time being the same as another events exact start time does NOT get noted as an error. <text:s/><text:span text:style-name="T16">There was an issue with an event that ENDS at the same time as when on STARTS.</text:span></text:p>
        </text:list-item>
        <text:list-item>
          <text:p text:style-name="P16"><text:span text:style-name="T12">(DONE) In register.php when scheduling events </text:span>limit event choices to ONLY <text:span text:style-name="T3">the</text:span> <text:span text:style-name="T4">partial </text:span>day <text:span text:style-name="T4">chosen on the profile's partial registration selection, if any.</text:span></text:p>
        </text:list-item>
        <text:list-item>
          <text:p text:style-name="P15"><text:span text:style-name="T6">(DONE) </text:span>When registering a profile with an exemption of YES <text:span text:style-name="T6">or APPROVED</text:span> then <text:span text:style-name="T4">limit the agendas to only SELF</text:span>. <text:s/>The 'Add/Upd Agenda' button is hidden for <text:span text:style-name="T4">all </text:span>exempt registrants. <text:s/>An exempted registrant can NOT register others using the exemption. <text:s/>They must be registered separately. </text:p>
        </text:list-item>
        <text:list-item>
          <text:p text:style-name="P17"><text:span text:style-name="T12">(DONE) In profnew.php b</text:span>lock all attempts at changing a profile from Full Registration to Partial Registration if there are any agendas defined. <text:s/>Report with a modal advising that all agendas and associated events must be deleted before this change is allowed.</text:p>
        </text:list-item>
        <text:list-item>
          <text:p text:style-name="P15"><text:span text:style-name="T4">Define the ability to specify prerequisites for a specific event. <text:s/></text:span>Need to add new field to the event record to identify any prerequisites exist for an event. <text:s/>Event numbers should be used BUT re-numbering of events then becomes a problem to address. <text:s/>When scheduling the event prerequisites <text:span text:style-name="T4">should be</text:span> checked and <text:span text:style-name="T8">advised (at a minimum)</text:span>.</text:p>
        </text:list-item>
        <text:list-item>
          <text:p text:style-name="P16"><text:span text:style-name="T2">(DONE) </text:span>Need to change the event description of the event schedule in the scheduling system to be a hot link to display the events description in a modal <text:span text:style-name="T1">via an AJAX populated modal</text:span>.</text:p>
        </text:list-item>
        <text:list-item>
          <text:p text:style-name="P18">Need to create a database 'RESET' page to allow the deletion of ALL profiles<text:span text:style-name="T5">(?)</text:span> and ALL events by the Registrar. <text:s/>Usually used ONLY to initiate the start of the registration period. <text:s/><text:span text:style-name="T17">Recommendation: allow profile creation and update at any time just wipe out and start all event registration from a certain date.</text:span></text:p>
        </text:list-item>
        <text:list-item>
          <text:p text:style-name="P18">Do short (5-7 minutes) instructional video about the registration process. <text:s/><text:span text:style-name="T5">Question if the creation of a profile at any time should be permitted and wipe all the event scheduled during the 'practice' period prior to the official opening of festival registration.</text:span></text:p>
        </text:list-item>
      </text:list>
      <text:p text:style-name="Heading">Punch List of <text:span text:style-name="T3">modifications</text:span> <text:span text:style-name="T3">@</text:span> 20180630</text:p>
      <text:list xml:id="list2632727684" text:style-name="L2">
        <text:list-item>
          <text:p text:style-name="P19"><text:span text:style-name="T11">(DONE) </text:span>in profsummary.php, change listing column of event title so that each title is a link to a mod<text:span text:style-name="T8">a</text:span>l to display the events de<text:span text:style-name="T8">s</text:span>cription.</text:p>
        </text:list-item>
        <text:list-item>
          <text:p text:style-name="P19"><text:span text:style-name="T10">(DONE) <text:s/></text:span>In profsummarly.php change RETURN button to DONE</text:p>
        </text:list-item>
        <text:list-item>
          <text:p text:style-name="P19"><text:soft-page-break/>(DONE) <text:span text:style-name="T12">I</text:span>n profnew.php change form to prevent RETURN <text:s/>to be performed if there any uncommitted <text:span text:style-name="T12">changes</text:span> that have been made and not saved. <text:s/>Start with button enabled but make it disabled when any change has been performed.</text:p>
        </text:list-item>
        <text:list-item>
          <text:p text:style-name="P19"><text:span text:style-name="T15">(DONE) </text:span>In profnew.php modify the form fields to make the first name, last name and telephone number required fields that must be entered (and saved) before the form can be exited.</text:p>
        </text:list-item>
        <text:list-item>
          <text:p text:style-name="P20"><text:span text:style-name="T14">(DONE) </text:span>In profnew.php add logic to block any change to a partial registration being CHANGED from <text:span text:style-name="T7">one day to a different day</text:span> directing user to delete all scheduled events in order to do this. <text:span text:style-name="T27">(this has since been modified since all events are now deleted when an attendee is deleted.)</text:span></text:p>
        </text:list-item>
        <text:list-item>
          <text:p text:style-name="P19"><text:span text:style-name="T12">(DONE) </text:span>In profnew.php move the exemption field to before the update button.</text:p>
        </text:list-item>
        <text:list-item>
          <text:p text:style-name="P19"><text:span text:style-name="T12">(DONE) </text:span>In profnew.php change RETURN button to DONE.</text:p>
        </text:list-item>
        <text:list-item>
          <text:p text:style-name="P19"><text:span text:style-name="T13">(DONE) </text:span>In profnew.php make the <text:span text:style-name="T13">first name, last name and</text:span> telephone number <text:span text:style-name="T13">(</text:span>as a formatted field<text:span text:style-name="T13">) all required</text:span> <text:s/>Accept all numeric input but format field as xxx-xxx-xxxx.</text:p>
        </text:list-item>
        <text:list-item>
          <text:p text:style-name="P19"><text:span text:style-name="T12">(DONE) </text:span>In register..php limit the number of agendas that can be created to the maximum number of the full registration count.</text:p>
        </text:list-item>
        <text:list-item>
          <text:p text:style-name="P19"><text:span text:style-name="T9">(DONE) </text:span>In profregiser.php change RETURN button to DONE.</text:p>
        </text:list-item>
        <text:list-item>
          <text:p text:style-name="P19"><text:span text:style-name="T9">(DONE) </text:span>In profregister.php change the output page to cater for the new partial registration methodology.</text:p>
        </text:list-item>
      </text:list>
      <text:p text:style-name="P7"/>
      <text:p text:style-name="P10">Punch list of modifications of 20180808</text:p>
      <text:p text:style-name="P4">based on conversation with <text:span text:style-name="T19">Crystal Jack, </text:span>Jean Fanslow and Suzy Black</text:p>
      <text:list xml:id="list1769252486" text:style-name="L3">
        <text:list-item>
          <text:p text:style-name="P21">(DONE) Put a start TIME and end TIME on the evert registration start and end dates.</text:p>
        </text:list-item>
        <text:list-item>
          <text:p text:style-name="P22"><text:span text:style-name="T25">(DONE) </text:span>Limit the number of attendees that can be registered on a single profile from 1 to N based on a <text:span text:style-name="T24">parameterized</text:span> value <text:span text:style-name="T21">for N</text:span>. <text:s/><text:span text:style-name="T25">Currently defined as 4.</text:span></text:p>
        </text:list-item>
        <text:list-item>
          <text:p text:style-name="P21"><text:span text:style-name="T26">(DONE) </text:span>Add selection of 'ALL' to <text:span text:style-name="T21">event scheduling attendee drop down</text:span> for profile with more than 1 attendee registered. <text:s/>Selection of this will attempt to schedule ALL on profile list in selected event of return rejection of all can not be scheduled. <text:s/>It is an all or none choice – either they all get in no no one gets in.</text:p>
        </text:list-item>
        <text:list-item>
          <text:p text:style-name="P21"><text:span text:style-name="T18">(DONE) </text:span>Add shirts pricing back into invoices. <text:s/>They are going to start charging for them.</text:p>
        </text:list-item>
        <text:list-item>
          <text:p text:style-name="P22">Cater for various pricing levels for different style shirts shirts.</text:p>
        </text:list-item>
        <text:list-item>
          <text:p text:style-name="P23"><text:span text:style-name="T21">Add functionality to </text:span>'Lock' a profile when a payment is made on it. <text:s/>Profile can only be updated/modified by the Registrar after a payment has been entered. <text:s/><text:span text:style-name="T21">Provision should be provided for admin/registrar to 'Unlock' the profile.</text:span></text:p>
          <text:list>
            <text:list-item>
              <text:p text:style-name="P24">(DONE) Add field 'PayLock' to table 'regprofile'.</text:p>
            </text:list-item>
            <text:list-item>
              <text:p text:style-name="P25">(DONE) Use the row time stamp ('Date'Time') to calculate the expiration of the row. <text:s/>This field will hold the date and time (format: yyyy-mm-dd hh:mm:ss) of when the event was created. <text:s/><text:span text:style-name="T29">This time stamp is updated on insert of new event record.</text:span></text:p>
            </text:list-item>
            <text:list-item>
              <text:p text:style-name="P24"><text:span text:style-name="T33">(DONE) </text:span>Add page to allow listing of all 'locked' profiles <text:span text:style-name="T28">with associated lock date</text:span> with individual option on each profile (button?) to unlock that profile (via JSON module.) <text:s/>Page will only list those profiles that are in a 'locked' state.</text:p>
            </text:list-item>
          </text:list>
        </text:list-item>
        <text:list-item>
          <text:p text:style-name="P22"><text:span text:style-name="T34">(DONE) </text:span>Set expiration time on <text:span text:style-name="T28">the event </text:span>registration <text:span text:style-name="T28">row in 'regeventlog'</text:span>. <text:s/>Delete the registration <text:span text:style-name="T28">row</text:span> if the expiration time has elapsed. <text:s/><text:span text:style-name="T20">Run as a report? With option to immediately release each event? <text:s/>(NOTE TO SELF: basic idea of how to implement has been provided by providing a utility menu item to start/stop/check a timed background process to do event registration timeouts using the date/time stamp of the 'regeventlog' table.)</text:span></text:p>
        </text:list-item>
        <text:list-item>
          <text:p text:style-name="P22"><text:span text:style-name="T33">(NOT DONE) – using a direct SMTP mail send. <text:s/></text:span>Incorporate email <text:span text:style-name="T22">mailq </text:span>functionality <text:span text:style-name="T22">(with templates) </text:span>for:</text:p>
          <text:list>
            <text:list-item>
              <text:p text:style-name="P22">Notification of seat availability for a wait listed event.</text:p>
            </text:list-item>
            <text:list-item>
              <text:p text:style-name="P26">Payment and refund notices.</text:p>
            </text:list-item>
            <text:list-item>
              <text:p text:style-name="P26"><text:soft-page-break/>,,,</text:p>
            </text:list-item>
          </text:list>
        </text:list-item>
        <text:list-item>
          <text:p text:style-name="P27">Add new report that will list all events that have space available and a drill down on those attendees that are wait listed for one <text:span text:style-name="T23">clicked</text:span>.</text:p>
        </text:list-item>
        <text:list-item>
          <text:p text:style-name="P28">Add new report which provides all information about a festival event PLUS all those registered to attend on a page by page basis. <text:s/><text:span text:style-name="T21">Provide choice based on single day's events (to limit printing file size). </text:span></text:p>
        </text:list-item>
        <text:list-item>
          <text:p text:style-name="P29">Provide a version of #10 that will do this for just a single event as well.</text:p>
        </text:list-item>
        <text:list-item>
          <text:p text:style-name="P30">Provide report to <text:s/>print labels for all registrations.</text:p>
        </text:list-item>
        <text:list-item>
          <text:p text:style-name="P31">Provide report to print labels for all speakers, leaders and volunteers(?).</text:p>
        </text:list-item>
        <text:list-item>
          <text:p text:style-name="P32">Provide Funding Due report.</text:p>
        </text:list-item>
        <text:list-item>
          <text:p text:style-name="P32">Provide event full <text:span text:style-name="T30">detail </text:span>report.</text:p>
        </text:list-item>
      </text:list>
      <text:p text:style-name="P8">Punchlist of modifications from 2018-08-18 from after Crystal discussions</text:p>
      <text:list xml:id="list3674517824" text:style-name="L4">
        <text:list-item>
          <text:p text:style-name="P33"><text:span text:style-name="T33">(DONE </text:span>Remove the profile update mid-page to force scrolling to bottom.</text:p>
        </text:list-item>
        <text:list-item>
          <text:p text:style-name="P33"><text:span text:style-name="T33">(DONE) </text:span>Add new button to allow differentiation between volunteers and speakers/leaders/Board members.</text:p>
        </text:list-item>
        <text:list-item>
          <text:p text:style-name="P33"><text:span text:style-name="T33">(DONE) </text:span>Add trailer notification line to event listing for attendee with no events yet selected.</text:p>
        </text:list-item>
        <text:list-item>
          <text:p text:style-name="P33"><text:span text:style-name="T33">(DONE)</text:span>Add email functionality (initially disabled) to allow create and update template messages. <text:s/>Everything will work except the actual transmission of the message. <text:s/>Also provided will be log reviewer to allow recall listing of messages sent. <text:span text:style-name="T33">(NOTE TO SELF: email SMTP send interface done plus provision of SMTP tester. <text:s/>Implementation of actual SMTP mail send is yet to be implemented and tested.)</text:span></text:p>
        </text:list-item>
        <text:list-item>
          <text:p text:style-name="P33"><text:span text:style-name="T33">(DONE) </text:span>Use the first/last name of registrant in the attendee drop down listing instead of 'SELF' <text:span text:style-name="T33">to </text:span>better identify attendees.</text:p>
        </text:list-item>
        <text:list-item>
          <text:p text:style-name="P33"><text:span text:style-name="T33">(ALL DONE) </text:span>Correct various index page spelling errors:</text:p>
          <text:list>
            <text:list-item>
              <text:p text:style-name="P34"><text:bookmark text:name="OWAItalicID"/><text:span text:style-name="Emphasis">First page:  Line 5.  You write, "All profiles and associated attendee agendas are deleted at after the Festival has concluded."</text:span><text:bookmark text:name="OWAItalicID1"/><text:span text:style-name="Emphasis"> <text:s/>I was under the impression that profiles would be kept from year to year.  </text:span></text:p>
            </text:list-item>
            <text:list-item>
              <text:p text:style-name="P34"><text:span text:style-name="Emphasis">Line 4: Each Full Festival registration profile may have multiple attendee agendas associated with it. Single day registrations are limited to a single attendee./li&gt; Note last 3 characters and delete.  </text:span></text:p>
            </text:list-item>
            <text:list-item>
              <text:p text:style-name="P34"><text:span text:style-name="Emphasis">Page 2,first line, "Do you qualify as a volunteer, leader or speaker for a frestival fees exemption?" Spelling of festival.</text:span></text:p>
            </text:list-item>
          </text:list>
        </text:list-item>
      </text:list>
      <text:p text:style-name="P9"><text:soft-page-break/><text:span text:style-name="Emphasis"><text:span text:style-name="T31">C Jack email of 20180820</text:span></text:span></text:p>
      <text:p text:style-name="P11"><text:span text:style-name="Emphasis"><text:span text:style-name="T37">(ENTIRE PAYMENTS PROCESS NEEDS FURTHER DEFINITION</text:span></text:span><text:span text:style-name="Emphasis"><text:span text:style-name="T41">) </text:span></text:span></text:p>
      <text:p text:style-name="P11"><text:span text:style-name="Emphasis"><text:span text:style-name="T37">I've tried the new version today, and have experienced a bit of frustration.  </text:span></text:span></text:p>
      <text:list xml:id="list306882307" text:style-name="L5">
        <text:list-item>
          <text:p text:style-name="P14"><text:span text:style-name="Emphasis"><text:span text:style-name="T37">I don't see how to add participants beyond myself </text:span></text:span><text:span text:style-name="Emphasis"><text:span text:style-name="T38">(NOTE: due to partial registration</text:span></text:span><text:span text:style-name="Emphasis"><text:span text:style-name="T37">.</text:span></text:span><text:span text:style-name="Emphasis"><text:span text:style-name="T38">)</text:span></text:span><text:span text:style-name="Emphasis"><text:span text:style-name="T37">  </text:span></text:span></text:p>
        </text:list-item>
        <text:list-item>
          <text:p text:style-name="P14"><text:span text:style-name="Emphasis"><text:span text:style-name="T37">I don't see where the registrant is told the T-shirt is $20 until you get to invoice.  </text:span></text:span></text:p>
        </text:list-item>
        <text:list-item>
          <text:p text:style-name="P14"><text:span text:style-name="Emphasis"><text:span text:style-name="T37">I clicked the square for "Board" member exemption and I was charged for two passes.  </text:span></text:span></text:p>
        </text:list-item>
        <text:list-item>
          <text:p text:style-name="P14"><text:span text:style-name="Emphasis"><text:span text:style-name="T37">The buttons, "done", "finished" all do things contrary to what I want to do.  </text:span></text:span></text:p>
        </text:list-item>
      </text:list>
      <text:p text:style-name="P5"><text:span text:style-name="Emphasis"><text:span text:style-name="T31"/></text:span></text:p>
      <text:p text:style-name="P9"><text:span text:style-name="Emphasis"><text:span text:style-name="T32">C Jack email of 220180820 #2</text:span></text:span></text:p>
      <text:p text:style-name="P5"><text:bookmark text:name="OWAItalicID3"/><text:span text:style-name="Emphasis"><text:span text:style-name="T36">I just caught something that brought up my concern.  On your payment page, you say that the registrant will enter the credit card payments into the system.  This implies manually.  That would be a huge increase in my duties.  Presently the payments are entered automatically.  You also write "Enter your total amount due".  This is also done automatically by our present system.  We need to investigate this as it made lead to erroneous payments.  </text:span></text:span><text:span text:style-name="Emphasis"><text:span text:style-name="T47">Are payments entered automatically from PayPa</text:span></text:span><text:span text:style-name="Emphasis"><text:span text:style-name="T36">l?</text:span></text:span></text:p>
      <text:p text:style-name="Text_20_body"><text:span text:style-name="Emphasis"><text:span text:style-name="T36">The terminology should be changed from :</text:span></text:span></text:p>
      <text:p text:style-name="P1">Payments will only be listed after they have been processed and entered by the Event Registrar. </text:p>
      <text:p text:style-name="P1">TO:</text:p>
      <text:p text:style-name="P1">Your registration will be approved once the payment is received by the Registrar.  (I assume we have the ability to keep unpaid registrations in "pending".  Is that doable?</text:p>
      <text:p text:style-name="P1">Also, in Admin, we will need a "search" option, of course, so I can find registrations by last name easily.</text:p>
      <text:p text:style-name="P1">All my reports in the current system are web-based AND excel and/or PDF.  </text:p>
      <text:p text:style-name="P9"><text:span text:style-name="Emphasis"><text:span text:style-name="T32">C Jack email (forward of Glenn Silloway) of 20180820</text:span></text:span></text:p>
      <text:p text:style-name="P5"><text:span text:style-name="Emphasis"><text:span text:style-name="T36">I know this is a lot of comments, and some are confusing.  It appears that terminology is leading to confusion.  We have two software requests (#1 &amp; #4).  And there seems to be some functionality issue with 3rd attendee.  I was not able to test that sufficiently yet. </text:span></text:span></text:p>
      <text:p text:style-name="P3">You've done some ingenious things with this program, and I hope our modifications can be made easily.</text:p>
      <text:p text:style-name="P3">I will continue to work with Glenn, Suzy, Jeanette and possibly Jean Faneslow to work out other conflicts.</text:p>
      <text:p text:style-name="P3">Thanks so much!  </text:p>
      <text:p text:style-name="P3"><text:soft-page-break/>C.</text:p>
      <text:p text:style-name="P6"><text:span text:style-name="T35">From G</text:span>lenn:</text:p>
      <text:p text:style-name="P3">1. We think shirts and lunches should follow event registration along with raffle tickets.  </text:p>
      <text:p text:style-name="P3">2.  Shirts and lunches allow any number of items selected.  This needs to be limited to total number of attendees.  Needs pricing on t-shirts ($15).</text:p>
      <text:p text:style-name="P3">3. Attendees will need some general instructions such as, ‘Set up the main profile first; then you will be allowed to add up to 3 additional attendees”  We can discuss specific language later.  The "People" Icon needs to be defined with words "Add/delete Attendee".  It is not obvious that is how you add attendees.  </text:p>
      <text:p text:style-name="P3">4.  First screen on any day should list the events; clicking add/delete event at that point before list shows is not intuitive. <text:span text:style-name="T48">(NOT DONE – default for day and attendee is unknown until selected at which point the agenda IS displayed.)</text:span></text:p>
      <text:p text:style-name="Text_20_body"><text:span text:style-name="T36">5.</text:span><text:bookmark text:name="OWAItalicID4"/><text:span text:style-name="Emphasis"><text:span text:style-name="T36"> </text:span></text:span><text:span text:style-name="Emphasis"><text:span text:style-name="T40">(NOT DONE) </text:span></text:span><text:span text:style-name="Emphasis"><text:span text:style-name="T36">On the Schedule Events page, could we have TWO buttons, one that says "Registration Complete" and one that says (functions as well as) "Schedule Following Day".  One naturally hits "Done" at end of Friday when one intends to go to Saturday, Sunday or Monday, not to the complete registration page.</text:span></text:span><text:span text:style-name="T36">  If you can think of another way to do this, great! </text:span><text:span text:style-name="T39">(NOT DONE – selection of new day allows event selection for that day. <text:s/>New 'List All'' button will allow visibility to all scheduled.)</text:span></text:p>
      <text:p text:style-name="P3">6.  <text:span text:style-name="T49">(NEED MORE INFO) </text:span>Profile:  We need to connect the email address to every attendee.   It seems attendees can complete their registration without entering full mailing address.  Please require full information before registration is complete.</text:p>
      <text:p text:style-name="P3">7.  <text:span text:style-name="T49">(DONE) </text:span>Glenn's 3rd attendee issues:  3rd attendee did not show up in event summary or invoice, except for registration fee. Was allowed to overlap all events.</text:p>
      <text:p text:style-name="P3">8.  <text:span text:style-name="T49">(DONE) </text:span>the ALL registration works oddly: when Glenn deleted Friday reception from first two attendees, then added it back under ALL the 3rd attendee did not get that registration </text:p>
      <text:p text:style-name="P3">9. <text:span text:style-name="T49">(DONE) </text:span>the ALL event summary seems to include check mark by event if ANY registrant has selected but does not give number who have selected it.  Glenn realizes this is a much more complicated function, but a user may be misled by a check mark when in fact not all attendees are registered for the events listed.  At least, under ALL check only those events selected by ALL</text:p>
      <text:p text:style-name="P3">10.  <text:span text:style-name="T49">(DONE) </text:span>if:  3rd attendee selected Sunday keynote;  then:  ALL selected Sunday keynote;  then: Sunday keynote deleted for 3rd attendee (in general, 3rd attendee not functioning)</text:p>
      <text:p text:style-name="P3">11.  <text:span text:style-name="T49">(DONE – reset concept dumped) </text:span>When signing up for exempt profile, you write the profile <text:soft-page-break/>needs to be "reset" to change that request.  But there is no "reset" option.  Please provide better explanation or a "reset" button.</text:p>
      <text:p text:style-name="P3">12. <text:span text:style-name="T49">(NOT DONE) </text:span>On the first page, could we have a "Create Profile" option?  "Update" is confusing if you don't already have a profile. Perhaps it should say "Create profile" first time in the screen, and "Update profile" if a profile is re-visited.</text:p>
      <text:p text:style-name="P3">13.  <text:span text:style-name="T49">(NEED MORE INFO) </text:span>Shirts and lunches counted and charged on invoice by total, not by name.  These need to be associated with a particular attendee.  (I believe this info is available on reports from the admin site or "back end".  I will have to discuss with Glenn if it's necessary on the invoice).   </text:p>
      <text:p text:style-name="P3">14.  <text:span text:style-name="T49">(DONE) </text:span>language:  “Agendas currently defined” = “Attendees Registered”</text:p>
      <text:p text:style-name="P3">15.  <text:span text:style-name="T49">(DONE) </text:span>"UPD Profile" should be "Update Profile"</text:p>
      <text:p text:style-name="P3">16.  <text:span text:style-name="T49">(DONE) </text:span>"Schedule Events" should be "Schedule additional events" in appropriate places.</text:p>
      <text:section text:style-name="Sect1" text:name="x_divtagdefaultwrapper">
        <text:section text:style-name="Sect1" text:name="Section1">
          <text:p text:style-name="Standard"><text:bookmark text:name="x_divtagdefaultwrapper"/><text:bookmark text:name="OWAItalicID5"/><text:span text:style-name="Emphasis"><text:span text:style-name="T36">17.  </text:span></text:span><text:span text:style-name="Emphasis"><text:span text:style-name="T40">(DONE) </text:span></text:span><text:span text:style-name="Emphasis"><text:span text:style-name="T36">"Total events scheduled (all agendas)" should be "Total events scheduled (all attendees)"</text:span></text:span></text:p>
          <text:p text:style-name="P12"><text:span text:style-name="Emphasis"><text:span text:style-name="T36">18.  </text:span></text:span><text:span text:style-name="Emphasis"><text:span text:style-name="T40">(DONE) </text:span></text:span><text:span text:style-name="Emphasis"><text:span text:style-name="T36">Total events Wait Listed (all agendas)" should be "Total events Wait Listed (all attendees)"</text:span></text:span></text:p>
          <text:p text:style-name="P12"><text:span text:style-name="Emphasis"><text:span text:style-name="T36">19.  </text:span></text:span><text:span text:style-name="Emphasis"><text:span text:style-name="T40">(DONE) </text:span></text:span><text:span text:style-name="Emphasis"><text:span text:style-name="T36">Profile event summary has only a "Done" button:  again confusing.  Perhaps:  “Return to Event Scheduling”.   "Pro forma Invoice and Payment" changed to "Invoice and Payment".  Remove "Pro forma" verbiage on last page. </text:span></text:span></text:p>
          <text:p text:style-name="P12"><text:span text:style-name="Emphasis"><text:span text:style-name="T36">20.  </text:span></text:span><text:span text:style-name="Emphasis"><text:span text:style-name="T40">(DONE) </text:span></text:span><text:span text:style-name="Emphasis"><text:span text:style-name="T36">When you click "Event Summary", and the page that pops up, change "Done" to "Back"</text:span></text:span></text:p>
          <text:p text:style-name="P12"><text:span text:style-name="Emphasis"><text:span text:style-name="T36">21.  </text:span></text:span><text:span text:style-name="Emphasis"><text:span text:style-name="T42">(DONE) </text:span></text:span><text:span text:style-name="Emphasis"><text:span text:style-name="T36">When you click the people icon, on the page that appears, I would change "Done" to "Back" and spell out "sched events" to "schedule additional events"</text:span></text:span></text:p>
          <text:p text:style-name="P12"><text:span text:style-name="Emphasis"><text:span text:style-name="T36">22. </text:span></text:span><text:span text:style-name="Emphasis"><text:span text:style-name="T42">(DONE) </text:span></text:span><text:span text:style-name="Emphasis"><text:span text:style-name="T36">‘Finished’ takes you back to the place where you create a profile from the summary page.  Maybe change button to “Logout”?  However "Finished" functions differently on the payment page.  Please change language to show it goes back to event summary page.   </text:span></text:span></text:p>
          <text:p text:style-name="Heading"><text:span text:style-name="Emphasis">New functionality as </text:span><text:span text:style-name="Emphasis"><text:span text:style-name="T50">o</text:span></text:span><text:span text:style-name="Emphasis">f September 5, 2018.</text:span></text:p>
          <text:list xml:id="list3330441632" text:style-name="L6">
            <text:list-item>
              <text:p text:style-name="P35"><text:span text:style-name="Emphasis"><text:span text:style-name="T43"><text:s/>(DONE) Added logic to block event scheduling for exempt attendees to be 2 weeks after the registration start date.</text:span></text:span></text:p>
            </text:list-item>
            <text:list-item>
              <text:p text:style-name="P35"><text:span text:style-name="Emphasis"><text:span text:style-name="T43">(DONE) Added logic to lock the attendee profile when the 'confirmation' button of the payments page is clicked. <text:s/>Added logic in proflogin.php to block any further scheduling of events for a profile that is locked. <text:s/>(NOTE: profile lock can occur 2 ways: 1. from a </text:span></text:span><text:soft-page-break/><text:span text:style-name="Emphasis"><text:span text:style-name="T43">payment being made and the profile optionally locked by the Registrar, and 2. the attendee confirmation of the profile when starting the payment process.</text:span></text:span></text:p>
            </text:list-item>
            <text:list-item>
              <text:p text:style-name="P35"><text:span text:style-name="Emphasis"><text:span text:style-name="T43">(DONE) Added buttons to the 'proflogin.php' when profile locked to allow view/print of scheduled events and/or the invoice of charges accrued.</text:span></text:span></text:p>
            </text:list-item>
          </text:list>
          <text:p text:style-name="P13"><text:span text:style-name="Emphasis"><text:span text:style-name="T44">Outstanding issues</text:span></text:span></text:p>
          <text:list xml:id="list1129677776" text:style-name="L7">
            <text:list-item>
              <text:p text:style-name="P36"><text:span text:style-name="Emphasis"><text:span text:style-name="T44">How to register attendees that do no</text:span></text:span><text:span text:style-name="Emphasis"><text:span text:style-name="T45">t</text:span></text:span><text:span text:style-name="Emphasis"><text:span text:style-name="T44"> use the on-line registration system. <text:line-break/></text:span></text:span><text:span text:style-name="Emphasis"><text:span text:style-name="T45">Suggestion: register them using the first name and last name at a bogus email address like: </text:span></text:span><text:a xlink:type="simple" xlink:href="mailto:john.doe@bogus.com" text:style-name="Internet_20_link" text:visited-style-name="Visited_20_Internet_20_Link"><text:span text:style-name="Emphasis"><text:span text:style-name="T45">john.doe@bogus.com</text:span></text:span></text:a><text:span text:style-name="Emphasis"><text:span text:style-name="T45"> and proceed. </text:span></text:span></text:p>
            </text:list-item>
            <text:list-item>
              <text:p text:style-name="P36"><text:span text:style-name="Emphasis"><text:span text:style-name="T44">Finalize payment system interfaces and processing.</text:span></text:span></text:p>
            </text:list-item>
          </text:list>
          <text:p text:style-name="P37"><text:span text:style-name="Emphasis"><text:span text:style-name="T44"/></text:span></text:p>
          <text:p text:style-name="P39"><text:span text:style-name="Emphasis"><text:span text:style-name="T46">FIXED ( Oct 8, 2018)</text:span></text:span></text:p>
          <text:list xml:id="list986322309" text:style-name="L8">
            <text:list-item>
              <text:p text:style-name="P38"><text:span text:style-name="Emphasis"><text:span text:style-name="T46">User interface to add/delete attendees from the profile (profagendas.php) to eliminate the check box from the profile owners attendee listing to delete attendees.</text:span></text:span></text:p>
            </text:list-item>
          </text:list>
          <text:p text:style-name="P39"><text:span text:style-name="Emphasis"><text:span text:style-name="T46"/></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2:15:21.655543811</meta:creation-date>
    <dc:title>default</dc:title>
    <meta:editing-duration>P1DT7H49M33S</meta:editing-duration>
    <meta:editing-cycles>38</meta:editing-cycles>
    <meta:generator>LibreOffice/6.0.3.2$Linux_X86_64 LibreOffice_project/00m0$Build-2</meta:generator>
    <meta:initial-creator>Dave Klinzman</meta:initial-creator>
    <dc:date>2018-10-08T12:39:21.094129393</dc:date>
    <dc:creator>Dave Klinzman</dc:creator>
    <meta:document-statistic meta:table-count="0" meta:image-count="0" meta:object-count="0" meta:page-count="8" meta:paragraph-count="108" meta:word-count="2607" meta:character-count="15601" meta:non-whitespace-character-count="13015"/>
    <meta:template xlink:type="simple" xlink:actuate="onRequest" xlink:title="default" xlink:href="../../../../../.config/libreoffice/4/user/template/default.ott" meta:date="2018-06-25T12:15:16.904835716"/>
  </office:meta>
</office:document-meta>
</file>